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InformationProviderImpl.getPortalContext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InformationProviderImpl.getPortletDefinition( ObjectID portletG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InformationProviderImpl.StaticInformationProviderImpl( PortalContextProvider provider , Portlet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